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980" officeooo:paragraph-rsid="00098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Programming procedure from ESP8266 System Description</text:p>
      <text:p text:style-name="P1"/>
      <text:p text:style-name="P1">Preparation:</text:p>
      <text:p text:style-name="P1">- Power 3.3V</text:p>
      <text:p text:style-name="P1">- Set EN Pin High</text:p>
      <text:p text:style-name="P1">- Connect Gnd, RxD, TxD</text:p>
      <text:p text:style-name="P1"/>
      <text:p text:style-name="P1">Programming:</text:p>
      <text:p text:style-name="P1">- Pull IO15 and IO0 low</text:p>
      <text:p text:style-name="P1">- Leave IO2 open</text:p>
      <text:p text:style-name="P1">-Download program to flash</text:p>
      <text:p text:style-name="P1">- Keep IO2 open</text:p>
      <text:p text:style-name="P1">- Pull IO0 hi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5:34:04.303269617</meta:creation-date>
    <meta:generator>LibreOffice/4.2.8.2$Linux_X86_64 LibreOffice_project/420m0$Build-2</meta:generator>
    <dc:date>2016-07-17T14:12:30.103281470</dc:date>
    <meta:editing-duration>P0D</meta:editing-duration>
    <meta:editing-cycles>1</meta:editing-cycles>
    <meta:document-statistic meta:table-count="0" meta:image-count="0" meta:object-count="0" meta:page-count="1" meta:paragraph-count="11" meta:word-count="43" meta:character-count="224" meta:non-whitespace-character-count="192"/>
  </office:meta>
</office:document-meta>
</file>